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uhaus 93" svg:font-family="'Bauhaus 93'" style:font-family-generic="decorative" style:font-pitch="variable"/>
    <style:font-face style:name="Berlin Sans FB" svg:font-family="'Berlin Sans FB'" style:font-family-generic="swiss" style:font-pitch="variable"/>
    <style:font-face style:name="Cascadia Code SemiBold" svg:font-family="'Cascadia Code SemiBold'" style:font-family-generic="modern" style:font-pitch="fixed"/>
    <style:font-face style:name="Cascadia Mono SemiBold" svg:font-family="'Cascadia Mono SemiBold'" style:font-family-generic="modern" style:font-pitch="fixed"/>
    <style:font-face style:name="Dubai Medium" svg:font-family="'Dubai Medium'" style:font-family-generic="swiss" style:font-pitch="variable"/>
    <style:font-face style:name="Eras Bold ITC" svg:font-family="'Eras Bold ITC'" style:font-family-generic="swiss" style:font-pitch="variable"/>
    <style:font-face style:name="Franklin Gothic Heavy" svg:font-family="'Franklin Gothic Heavy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Source Sans Pro Black" svg:font-family="'Source Sans Pro Black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P1" style:family="paragraph">
      <style:text-properties fo:color="#8bb1c5" loext:opacity="100%" style:font-name="Impact" fo:font-size="80pt" style:font-size-asian="60pt" style:font-size-complex="60pt"/>
    </style:style>
    <style:style style:name="P2" style:family="paragraph">
      <loext:graphic-properties draw:fill="none" draw:fill-color="#ffffff"/>
      <style:text-properties fo:color="#8bb1c5" loext:opacity="100%" loext:color-lum-mod="100%" loext:color-lum-off="0%" style:font-name="Impact" fo:font-size="80pt" style:font-size-asian="60pt" style:font-size-complex="60pt"/>
    </style:style>
    <style:style style:name="T1" style:family="text">
      <style:text-properties fo:color="#8bb1c5" loext:opacity="100%" style:font-name="Impac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4.089cm" svg:height="3.81cm" svg:x="0.038cm" svg:y="-0.635cm">
          <draw:text-box>
            <text:p text:style-name="P1"><text:span text:style-name="T1">P: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uhaus 93" svg:font-family="'Bauhaus 93'" style:font-family-generic="decorative" style:font-pitch="variable"/>
    <style:font-face style:name="Berlin Sans FB" svg:font-family="'Berlin Sans FB'" style:font-family-generic="swiss" style:font-pitch="variable"/>
    <style:font-face style:name="Cascadia Code SemiBold" svg:font-family="'Cascadia Code SemiBold'" style:font-family-generic="modern" style:font-pitch="fixed"/>
    <style:font-face style:name="Cascadia Mono SemiBold" svg:font-family="'Cascadia Mono SemiBold'" style:font-family-generic="modern" style:font-pitch="fixed"/>
    <style:font-face style:name="Dubai Medium" svg:font-family="'Dubai Medium'" style:font-family-generic="swiss" style:font-pitch="variable"/>
    <style:font-face style:name="Eras Bold ITC" svg:font-family="'Eras Bold ITC'" style:font-family-generic="swiss" style:font-pitch="variable"/>
    <style:font-face style:name="Franklin Gothic Heavy" svg:font-family="'Franklin Gothic Heavy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Source Sans Pro Black" svg:font-family="'Source Sans Pro Black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089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8T15:20:07.714000000</dc:date>
    <meta:editing-duration>PT9M34S</meta:editing-duration>
    <meta:editing-cycles>1</meta:editing-cycles>
    <meta:document-statistic meta:object-count="1"/>
    <meta:generator>LibreOffice/7.4.1.2$Windows_X86_64 LibreOffice_project/3c58a8f3a960df8bc8fd77b461821e42c061c5f0</meta:generator>
  </office:meta>
</office:document-meta>
</file>